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3" style:family="table" style:master-page-name="">
      <style:table-properties style:width="16.522cm" fo:margin-left="0cm" fo:margin-right="-0.023cm" style:page-number="auto" fo:break-before="auto" fo:break-after="auto" table:align="margins" style:writing-mode="lr-tb"/>
    </style:style>
    <style:style style:name="Tableau3.A" style:family="table-column">
      <style:table-column-properties style:column-width="0.556cm" style:rel-column-width="2203*"/>
    </style:style>
    <style:style style:name="Tableau3.B" style:family="table-column">
      <style:table-column-properties style:column-width="0.707cm" style:rel-column-width="2805*"/>
    </style:style>
    <style:style style:name="Tableau3.C" style:family="table-column">
      <style:table-column-properties style:column-width="12.141cm" style:rel-column-width="48156*"/>
    </style:style>
    <style:style style:name="Tableau3.D" style:family="table-column">
      <style:table-column-properties style:column-width="3.119cm" style:rel-column-width="12371*"/>
    </style:style>
    <style:style style:name="Tableau3.1" style:family="table-row">
      <style:table-row-properties style:min-row-height="0.676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2" style:family="table-row">
      <style:table-row-properties style:keep-together="false" fo:keep-together="always"/>
    </style:style>
    <style:style style:name="Tableau3.C2" style:family="table-cell">
      <style:table-cell-properties style:vertical-align="bottom" fo:padding-left="0.123cm" fo:padding-right="0.123cm" fo:padding-top="0cm" fo:padding-bottom="0cm" fo:border="none" style:writing-mode="lr-tb"/>
    </style:style>
    <style:style style:name="Tableau3.A3" style:family="table-cell">
      <style:table-cell-properties style:vertical-align="middle" fo:padding-left="0.123cm" fo:padding-right="0.123cm" fo:padding-top="0cm" fo:padding-bottom="0cm" fo:border="none" style:writing-mode="lr-tb"/>
    </style:style>
    <style:style style:name="Tableau3.12" style:family="table-row">
      <style:table-row-properties style:min-row-height="0.803cm" style:keep-together="false" fo:keep-together="always"/>
    </style:style>
    <style:style style:name="Tableau3.D1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17" style:family="table-row">
      <style:table-row-properties style:min-row-height="0.7cm" style:keep-together="false" fo:keep-together="always"/>
    </style:style>
    <style:style style:name="Tableau3.D17" style:family="table-cell">
      <style:table-cell-properties style:vertical-align="middle" style:border-line-width-bottom="0.002cm 0.035cm 0.002cm" fo:padding-left="0.123cm" fo:padding-right="0.123cm" fo:padding-top="0cm" fo:padding-bottom="0cm" fo:border-left="none" fo:border-right="none" fo:border-top="0.018cm solid #000000" fo:border-bottom="0.039cm double #000000" style:writing-mode="lr-tb"/>
    </style:style>
    <style:style style:name="Tableau3.18" style:family="table-row">
      <style:table-row-properties style:min-row-height="0.7cm" style:keep-together="true" fo:keep-together="auto"/>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0" style:family="paragraph" style:parent-style-name="Text_20_body" style:master-page-name="">
      <style:paragraph-properties style:page-number="auto" fo:break-before="auto" fo:break-after="auto"/>
      <style:text-properties style:font-name="Gill Sans MT_CCJU"/>
    </style:style>
    <style:style style:name="P11" style:family="paragraph" style:parent-style-name="Standard">
      <style:text-properties style:font-name="Gill Sans MT_CCJU" fo:font-size="11pt" style:font-size-asian="11pt" style:font-size-complex="11pt"/>
    </style:style>
    <style:style style:name="P12" style:family="paragraph" style:parent-style-name="Standard">
      <style:paragraph-properties style:snap-to-layout-grid="false">
        <style:tab-stops>
          <style:tab-stop style:position="1.752cm"/>
          <style:tab-stop style:position="9.502cm"/>
          <style:tab-stop style:position="12.002cm" style:type="center"/>
        </style:tab-stops>
      </style:paragraph-properties>
      <style:text-properties style:font-name="Gill Sans MT_CCJU" fo:font-size="11pt" style:font-size-asian="11pt" style:font-size-complex="11pt"/>
    </style:style>
    <style:style style:name="P13" style:family="paragraph" style:parent-style-name="Standard">
      <style:paragraph-properties style:snap-to-layout-grid="false"/>
      <style:text-properties style:font-name="Gill Sans MT_CCJU" fo:font-size="11pt" style:font-size-asian="11pt" style:font-size-complex="11pt"/>
    </style:style>
    <style:style style:name="P14"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style:font-name="Gill Sans MT_CCJU" fo:font-size="11pt" style:font-size-asian="11pt" style:font-size-complex="11pt"/>
    </style:style>
    <style:style style:name="P15" style:family="paragraph" style:parent-style-name="Standard">
      <style:paragraph-properties style:snap-to-layout-grid="false">
        <style:tab-stops>
          <style:tab-stop style:position="2.551cm" style:type="right"/>
        </style:tab-stops>
      </style:paragraph-properties>
      <style:text-properties style:font-name="Gill Sans MT_CCJU" fo:font-size="11pt" style:font-size-asian="11pt" style:font-size-complex="11pt"/>
    </style:style>
    <style:style style:name="P16" style:family="paragraph" style:parent-style-name="Standard">
      <style:paragraph-properties fo:text-align="start" style:justify-single-word="false" style:snap-to-layout-grid="false">
        <style:tab-stops>
          <style:tab-stop style:position="0.323cm"/>
          <style:tab-stop style:position="2.235cm" style:type="char" style:char="."/>
        </style:tab-stops>
      </style:paragraph-properties>
      <style:text-properties fo:color="#000000" style:font-name="Gill Sans MT_CCJU" fo:font-size="11pt" style:font-size-asian="11pt" style:font-size-complex="11pt"/>
    </style:style>
    <style:style style:name="T1" style:family="text">
      <style:text-properties fo:color="#000000"/>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columns-spanned="4" office:value-type="string">
            <text:p text:style-name="P12">Revenu déterminant %=NOMR=% %=PRENOMR=% :</text:p>
          </table:table-cell>
          <table:covered-table-cell/>
          <table:covered-table-cell/>
          <table:covered-table-cell/>
        </table:table-row>
        <table:table-row table:style-name="Tableau3.2">
          <table:table-cell table:style-name="Tableau3.A1" office:value-type="string">
            <text:p text:style-name="P13"/>
          </table:table-cell>
          <table:table-cell table:style-name="Tableau3.A1" office:value-type="string">
            <text:p text:style-name="P13"/>
          </table:table-cell>
          <table:table-cell table:style-name="Tableau3.C2" office:value-type="string">
            <text:p text:style-name="P13">Revenu imposable selon chiffre 690 *<text:bookmark-start text:name="REVENUIMPOSABLE"/><text:bookmark-end text:name="REVENUIMPOSABLE"/></text:p>
          </table:table-cell>
          <table:table-cell table:style-name="Tableau3.A1" office:value-type="string">
            <text:p text:style-name="P16">CHF<text:tab/>%=REVIM=%</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Rendement de la fortune immobilière selon chiffres 300, 320, 320C *<text:bookmark-start text:name="RENDEMENTFORTUNE"/><text:bookmark-end text:name="RENDEMENTFORTUNE"/></text:p>
          </table:table-cell>
          <table:table-cell table:style-name="Tableau3.A1" office:value-type="string">
            <text:p text:style-name="P16">CHF<text:bookmark-start text:name="RENFO"/><text:tab/>%=RENFO=%<text:bookmark-end text:name="RENFO"/></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Excédents de dépenses concernant la propriété</text:p>
            <text:p text:style-name="P13"><text:bookmark-start text:name="EXCEDENTSDEPENSES1"/>i<text:bookmark-end text:name="EXCEDENTSDEPENSES1"/>mmobilière, selon chiffres 310, 330, 330C *<text:bookmark-start text:name="EXCEDENTSDEPENSES2"/><text:bookmark-end text:name="EXCEDENTSDEPENSES2"/></text:p>
          </table:table-cell>
          <table:table-cell table:style-name="Tableau3.A1" office:value-type="string">
            <text:p text:style-name="P14">CHF<text:tab/><text:span text:style-name="T1">%=EXCDE=%</text:span><text:bookmark-start text:name="EXCDE"/><text:bookmark-end text:name="EXCDE"/></text:p>
          </table:table-cell>
        </table:table-row>
        <table:table-row table:style-name="Tableau3.2">
          <table:table-cell table:style-name="Tableau3.A3" office:value-type="string">
            <text:p text:style-name="P13"><text:bookmark text:name="SIGNET1"/></text:p>
          </table:table-cell>
          <table:table-cell table:style-name="Tableau3.A1" office:value-type="string">
            <text:p text:style-name="P13"><text:bookmark-start text:name="PLUS1"/>+<text:bookmark-end text:name="PLUS1"/></text:p>
          </table:table-cell>
          <table:table-cell table:style-name="Tableau3.A1" office:value-type="string">
            <text:p text:style-name="P13"><text:bookmark-start text:name="EXCEDENTDEPENSESUCC"/>Excédents de dépenses conc. successions non partagées selon chiffre 390 *<text:bookmark-end text:name="EXCEDENTDEPENSESUCC"/></text:p>
          </table:table-cell>
          <table:table-cell table:style-name="Tableau3.A1" office:value-type="string">
            <text:p text:style-name="P14"><text:span text:style-name="T1">CHF</text:span><text:bookmark-start text:name="FR1"/><text:span text:style-name="T1"><text:tab/></text:span><text:bookmark-end text:name="FR1"/><text:span text:style-name="T1">%=EXSUCC=%</text:span><text:bookmark-start text:name="EXSUCC"/><text:bookmark-end text:name="EXSUCC"/></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text:bookmark-start text:name="INTERETSPASSIFS"/>Intérêts passifs selon chiffres 530, 535 *<text:bookmark-end text:name="INTERETSPASSIFS"/></text:p>
          </table:table-cell>
          <table:table-cell table:style-name="Tableau3.A1" office:value-type="string">
            <text:p text:style-name="P14">CHF<text:tab/><text:span text:style-name="T1">%=INTPA=%</text:span><text:bookmark-start text:name="INTPA"/><text:bookmark-end text:name="INTPA"/></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text:bookmark-start text:name="PERTEEXCOM"/>Perte des exercices commerciaux selon chiffres 140, 140C, 150, 150C, 160, 160C, 170, 170C *<text:bookmark-end text:name="PERTEEXCOM"/></text:p>
          </table:table-cell>
          <table:table-cell table:style-name="Tableau3.A1" office:value-type="string">
            <text:p text:style-name="P14">CHF<text:tab/><text:span text:style-name="T1">%=PEREX=%</text:span><text:bookmark-start text:name="PEREX"/><text:bookmark-end text:name="PEREX"/></text:p>
          </table:table-cell>
        </table:table-row>
        <table:table-row table:style-name="Tableau3.2">
          <table:table-cell table:style-name="Tableau3.A3" office:value-type="string">
            <text:p text:style-name="P13"><text:bookmark text:name="SIGNET2"/></text:p>
          </table:table-cell>
          <table:table-cell table:style-name="Tableau3.A1" office:value-type="string">
            <text:p text:style-name="P13"><text:bookmark-start text:name="PLUS2"/>+<text:bookmark-end text:name="PLUS2"/></text:p>
          </table:table-cell>
          <table:table-cell table:style-name="Tableau3.A1" office:value-type="string">
            <text:p text:style-name="P13"><text:bookmark-start text:name="PERTEREPEXANC1"/>Perte reportée d'exercices commerciaux antérieurs<text:bookmark-end text:name="PERTEREPEXANC1"/></text:p>
            <text:p text:style-name="P11">selon chiffres 180, 180C *<text:bookmark-start text:name="PERTEREPEXANC2"/><text:bookmark-end text:name="PERTEREPEXANC2"/></text:p>
          </table:table-cell>
          <table:table-cell table:style-name="Tableau3.A1" office:value-type="string">
            <text:p text:style-name="P14"><text:bookmark-start text:name="FR2"/>C<text:bookmark-end text:name="FR2"/>HF<text:tab/><text:span text:style-name="T1">%=PERANC=%</text:span><text:bookmark-start text:name="PERANC"/><text:bookmark-end text:name="PERANC"/></text:p>
          </table:table-cell>
        </table:table-row>
        <table:table-row table:style-name="Tableau3.2">
          <table:table-cell table:style-name="Tableau3.A3" office:value-type="string">
            <text:p text:style-name="P13"><text:bookmark text:name="SIGNET3"/></text:p>
          </table:table-cell>
          <table:table-cell table:style-name="Tableau3.A1" office:value-type="string">
            <text:p text:style-name="P13"><text:bookmark-start text:name="PLUS3"/>+<text:bookmark-end text:name="PLUS3"/></text:p>
          </table:table-cell>
          <table:table-cell table:style-name="Tableau3.A1" office:value-type="string">
            <text:p text:style-name="P13"><text:bookmark-start text:name="PERTELIQUIDATION"/>Perte de liquidation selon chiffres 188, 188C *<text:bookmark-end text:name="PERTELIQUIDATION"/></text:p>
          </table:table-cell>
          <table:table-cell table:style-name="Tableau3.A1" office:value-type="string">
            <text:p text:style-name="P14">CHF<text:bookmark-start text:name="FR3"/><text:tab/><text:bookmark-end text:name="FR3"/><text:span text:style-name="T1">%=PERLIQ=%</text:span><text:bookmark-start text:name="PERLIQ"/><text:bookmark-end text:name="PERLIQ"/></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text:bookmark-start text:name="PARTRENDEMENTIMMO1"/>Part du rendement immobilier excédant les intérêts<text:bookmark-end text:name="PARTRENDEMENTIMMO1"/></text:p>
            <text:p text:style-name="P11"><text:bookmark-start text:name="PARTRENDEMENTIMMO2"/>passifs selon chiffres (300, 320, 320C) - (530, 535, 310, 330, 330C, 390) *<text:bookmark-end text:name="PARTRENDEMENTIMMO2"/></text:p>
          </table:table-cell>
          <table:table-cell table:style-name="Tableau3.A1" office:value-type="string">
            <text:p text:style-name="P14">CHF<text:tab/><text:span text:style-name="T1">%=RENF2=%</text:span><text:bookmark-start text:name="RENF2"/><text:bookmark-end text:name="RENF2"/></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Déduction couples mariés (chiffre 680) *</text:p>
          </table:table-cell>
          <table:table-cell table:style-name="Tableau3.A1" office:value-type="string">
            <text:p text:style-name="P16"><text:bookmark-start text:name="PEREX1"/>CHF<text:tab/>%=DECOMA=%<text:bookmark-end text:name="PEREX1"/><text:bookmark-start text:name="RENF21"/><text:bookmark-end text:name="RENF21"/></text:p>
          </table:table-cell>
        </table:table-row>
        <table:table-row table:style-name="Tableau3.12">
          <table:table-cell table:style-name="Tableau3.A3" office:value-type="string">
            <text:p text:style-name="P13"/>
          </table:table-cell>
          <table:table-cell table:style-name="Tableau3.A1" office:value-type="string">
            <text:p text:style-name="P13"/>
          </table:table-cell>
          <table:table-cell table:style-name="Tableau3.A3" table:number-columns-spanned="2" office:value-type="string">
            <text:p text:style-name="P14"><text:span text:style-name="T2">Déductions supplémentaires</text:span> :</text:p>
          </table:table-cell>
          <table:covered-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Contribuable marié, veuf, divorcé ou séparé, sans enfant à charge</text:p>
          </table:table-cell>
          <table:table-cell table:style-name="Tableau3.A1" office:value-type="string">
            <text:p text:style-name="P14">CHF<text:bookmark-start text:name="SENCH"/><text:tab/><text:span text:style-name="T1">%=SENCH=%</text:span><text:bookmark-end text:name="SENCH"/></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Contribuable avec enfant<text:bookmark-start text:name="PLUE1"/>(<text:bookmark-end text:name="PLUE1"/>s) à charge</text:p>
          </table:table-cell>
          <table:table-cell table:style-name="Tableau3.A1" office:value-type="string">
            <text:p text:style-name="P14">CHF<text:tab/><text:span text:style-name="T1">%=ENFC2=%</text:span><text:bookmark-start text:name="ENFC2"/><text:bookmark-end text:name="ENFC2"/></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text:bookmark-start text:name="NBREN"/>%<text:bookmark-end text:name="NBREN"/>=NBREN=% enfant<text:bookmark-start text:name="PLUE2"/><text:bookmark-start text:name="TXTDEMI"/>(<text:bookmark-end text:name="PLUE2"/><text:bookmark-end text:name="TXTDEMI"/>s)</text:p>
          </table:table-cell>
          <table:table-cell table:style-name="Tableau3.A1" office:value-type="string">
            <text:p text:style-name="P16">CHF<text:bookmark-start text:name="MONEN"/><text:tab/>%=MONEN=%<text:bookmark-end text:name="MONEN"/></text:p>
          </table:table-cell>
        </table:table-row>
        <table:table-row table:style-name="Tableau3.2">
          <table:table-cell table:style-name="Tableau3.A3" office:value-type="string">
            <text:p text:style-name="P13"/>
          </table:table-cell>
          <table:table-cell table:style-name="Tableau3.A1" office:value-type="string">
            <text:p text:style-name="P13">+</text:p>
          </table:table-cell>
          <table:table-cell table:style-name="Tableau3.A1" office:value-type="string">
            <text:p text:style-name="P13"><text:bookmark-start text:name="TAUX"/>%<text:bookmark-end text:name="TAUX"/>=TAUX=% % de la fortune imposable (CHF <text:bookmark-start text:name="FORIM"/>%<text:bookmark-end text:name="FORIM"/>=FORIM=%) selon chiffre 890 *<text:bookmark-start text:name="RUBFORTUNEIMPOSABLE"/><text:bookmark-end text:name="RUBFORTUNEIMPOSABLE"/></text:p>
          </table:table-cell>
          <table:table-cell table:style-name="Tableau3.D16" office:value-type="string">
            <text:p text:style-name="P14">CHF<text:tab/><text:span text:style-name="T1">%=FORI2=%</text:span><text:bookmark-start text:name="FORI2"/><text:bookmark-end text:name="FORI2"/></text:p>
          </table:table-cell>
        </table:table-row>
        <table:table-row table:style-name="Tableau3.17">
          <table:table-cell table:style-name="Tableau3.A3" office:value-type="string">
            <text:p text:style-name="P13"/>
          </table:table-cell>
          <table:table-cell table:style-name="Tableau3.A1" office:value-type="string">
            <text:p text:style-name="P13"/>
          </table:table-cell>
          <table:table-cell table:style-name="Tableau3.A3" office:value-type="string">
            <text:p text:style-name="P13">Revenu déterminant</text:p>
          </table:table-cell>
          <table:table-cell table:style-name="Tableau3.D17" office:value-type="string">
            <text:p text:style-name="P14">CHF<text:tab/><text:span text:style-name="T1">%=REVDET=%</text:span></text:p>
          </table:table-cell>
        </table:table-row>
        <table:table-row table:style-name="Tableau3.18">
          <table:table-cell table:style-name="Tableau3.A1" table:number-columns-spanned="4" office:value-type="string">
            <text:p text:style-name="P15">*) selon la décision de taxation %=ANNEETAX=% du <text:bookmark-start text:name="DATAX"/>%<text:bookmark-end text:name="DATAX"/>=DATAX=%</text:p>
          </table:table-cell>
          <table:covered-table-cell/>
          <table:covered-table-cell/>
          <table:covered-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501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2.351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5-03-04T13:31:56.58</dc:date>
    <meta:print-date>2003-09-10T06:53:00</meta:print-date>
    <meta:editing-cycles>116</meta:editing-cycles>
    <meta:editing-duration>PT6H36M20S</meta:editing-duration>
    <meta:document-statistic meta:table-count="1" meta:image-count="0" meta:object-count="0" meta:page-count="1" meta:paragraph-count="56" meta:word-count="341" meta:character-count="210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